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style>
    <style:style style:name="T28" style:parent-style-name="DefaultParagraphFont" style:family="text">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Normal" style:family="paragraph">
      <style:paragraph-properties fo:text-align="start" fo:text-indent="0in"/>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style:font-name-complex="Calibri"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T78" style:parent-style-name="DefaultParagraphFont" style:family="text">
      <style:text-properties style:font-name-complex="Calibri" fo:font-size="12pt" style:font-size-asian="12pt" style:font-size-complex="12pt" fo:language="en" fo:country="US"/>
    </style:style>
    <style:style style:name="T79" style:parent-style-name="DefaultParagraphFont" style:family="text">
      <style:text-properties style:font-name-complex="Calibri" fo:font-size="12pt" style:font-size-asian="12pt" style:font-size-complex="12pt" fo:language="en" fo:country="US"/>
    </style:style>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style:font-name-complex="Calibri"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T88" style:parent-style-name="DefaultParagraphFont" style:family="text">
      <style:text-properties style:font-name-complex="Calibri" fo:font-size="12pt" style:font-size-asian="12pt" style:font-size-complex="12pt" fo:language="en" fo:country="US"/>
    </style:style>
    <style:style style:name="T89" style:parent-style-name="DefaultParagraphFont" style:family="text">
      <style:text-properties style:font-name-complex="Calibri" fo:font-size="12pt" style:font-size-asian="12pt" style:font-size-complex="12pt" fo:language="en" fo:country="US"/>
    </style:style>
    <style:style style:name="T90" style:parent-style-name="DefaultParagraphFont" style:family="text">
      <style:text-properties style:font-name-complex="Calibri" fo:font-size="12pt" style:font-size-asian="12pt" style:font-size-complex="12pt" fo:language="en" fo:country="US"/>
    </style:style>
    <style:style style:name="T91" style:parent-style-name="DefaultParagraphFont" style:family="text">
      <style:text-properties style:font-name-complex="Calibri" fo:font-size="12pt" style:font-size-asian="12pt" style:font-size-complex="12pt" fo:language="en" fo:country="US"/>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T94" style:parent-style-name="DefaultParagraphFont" style:family="text">
      <style:text-properties style:font-name-complex="Calibri" fo:font-size="12pt" style:font-size-asian="12pt" style:font-size-complex="12pt" fo:language="en" fo:country="US"/>
    </style:style>
    <style:style style:name="P95" style:parent-style-name="CommentText" style:family="paragraph">
      <style:paragraph-properties fo:text-align="start" fo:text-indent="0in"/>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T101" style:parent-style-name="DefaultParagraphFont" style:family="text">
      <style:text-properties style:font-name-complex="Calibri" fo:font-size="12pt" style:font-size-asian="12pt" style:font-size-complex="12pt" fo:language="en" fo:country="US"/>
    </style:style>
    <style:style style:name="T102" style:parent-style-name="DefaultParagraphFont" style:family="text">
      <style:text-properties style:font-name-complex="Calibri" fo:font-size="12pt" style:font-size-asian="12pt" style:font-size-complex="12pt" fo:language="en" fo:country="US"/>
    </style:style>
    <style:style style:name="T103" style:parent-style-name="DefaultParagraphFont" style:family="text">
      <style:text-properties style:font-name-complex="Calibri"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T106" style:parent-style-name="DefaultParagraphFont" style:family="text">
      <style:text-properties style:font-name-complex="Calibri" fo:font-size="12pt" style:font-size-asian="12pt" style:font-size-complex="12pt" fo:language="en" fo:country="US"/>
    </style:style>
    <style:style style:name="T107" style:parent-style-name="DefaultParagraphFont" style:family="text">
      <style:text-properties style:font-name-complex="Calibri" fo:font-size="12pt" style:font-size-asian="12pt" style:font-size-complex="12pt" fo:language="en" fo:country="US"/>
    </style:style>
    <style:style style:name="T108" style:parent-style-name="DefaultParagraphFont" style:family="text">
      <style:text-properties style:font-name-complex="Calibri" fo:font-size="12pt" style:font-size-asian="12pt" style:font-size-complex="12pt" fo:language="en" fo:country="US"/>
    </style:style>
    <style:style style:name="T109" style:parent-style-name="DefaultParagraphFont" style:family="text">
      <style:text-properties style:font-name-complex="Calibri"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T111" style:parent-style-name="DefaultParagraphFont" style:family="text">
      <style:text-properties style:font-name-complex="Calibri" fo:font-size="12pt" style:font-size-asian="12pt" style:font-size-complex="12pt" fo:language="en" fo:country="US"/>
    </style:style>
    <style:style style:name="T112" style:parent-style-name="DefaultParagraphFont" style:family="text">
      <style:text-properties style:font-name-complex="Calibri" fo:font-size="12pt" style:font-size-asian="12pt" style:font-size-complex="12pt" fo:language="en" fo:country="US"/>
    </style:style>
    <style:style style:name="T113" style:parent-style-name="DefaultParagraphFont" style:family="text">
      <style:text-properties style:font-name-complex="Calibri" fo:font-size="12pt" style:font-size-asian="12pt" style:font-size-complex="12pt" fo:language="en" fo:country="US"/>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T116" style:parent-style-name="DefaultParagraphFont" style:family="text">
      <style:text-properties style:font-name-complex="Calibri"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T120" style:parent-style-name="DefaultParagraphFont" style:family="text">
      <style:text-properties style:font-name-complex="Calibri" fo:font-size="12pt" style:font-size-asian="12pt" style:font-size-complex="12pt" fo:language="en" fo:country="US"/>
    </style:style>
    <style:style style:name="T121" style:parent-style-name="DefaultParagraphFont" style:family="text">
      <style:text-properties style:font-name-complex="Calibri" fo:font-size="12pt" style:font-size-asian="12pt" style:font-size-complex="12pt" fo:language="en" fo:country="US"/>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T124" style:parent-style-name="DefaultParagraphFont" style:family="text">
      <style:text-properties style:font-name-complex="Calibri" fo:font-size="12pt" style:font-size-asian="12pt" style:font-size-complex="12pt" fo:language="en" fo:country="US"/>
    </style:style>
    <style:style style:name="T125" style:parent-style-name="DefaultParagraphFont" style:family="text">
      <style:text-properties style:font-name-complex="Calibri" fo:font-size="12pt" style:font-size-asian="12pt" style:font-size-complex="12pt" fo:language="en" fo:country="US"/>
    </style:style>
    <style:style style:name="T126" style:parent-style-name="DefaultParagraphFont" style:family="text">
      <style:text-properties style:font-name-complex="Calibri" fo:font-size="12pt" style:font-size-asian="12pt" style:font-size-complex="12pt" fo:language="en" fo:country="US"/>
    </style:style>
    <style:style style:name="P127" style:parent-style-name="Normal" style:family="paragraph">
      <style:paragraph-properties fo:text-align="start" fo:text-indent="0in"/>
      <style:text-properties style:font-name-complex="Calibri" fo:font-size="12pt" style:font-size-asian="12pt" style:font-size-complex="12pt" fo:language="en" fo:country="US"/>
    </style:style>
    <style:style style:name="P128" style:parent-style-name="Normal"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T130" style:parent-style-name="DefaultParagraphFont" style:family="text">
      <style:text-properties style:font-name-complex="Calibri" fo:font-size="12pt" style:font-size-asian="12pt" style:font-size-complex="12pt" fo:language="en" fo:country="US"/>
    </style:style>
    <style:style style:name="T131" style:parent-style-name="DefaultParagraphFont" style:family="text">
      <style:text-properties style:font-name-complex="Calibri"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DefaultParagraphFont" style:family="text">
      <style:text-properties style:font-name-complex="Calibri" fo:font-size="12pt" style:font-size-asian="12pt" style:font-size-complex="12pt" fo:language="en" fo:country="US"/>
    </style:style>
    <style:style style:name="T134" style:parent-style-name="DefaultParagraphFont" style:family="text">
      <style:text-properties style:font-name-complex="Calibri" fo:font-size="12pt" style:font-size-asian="12pt" style:font-size-complex="12pt" fo:language="en" fo:country="US"/>
    </style:style>
    <style:style style:name="T135" style:parent-style-name="DefaultParagraphFont" style:family="text">
      <style:text-properties style:font-name-complex="Calibri" fo:font-size="12pt" style:font-size-asian="12pt" style:font-size-complex="12pt" fo:language="en" fo:country="US"/>
    </style:style>
    <style:style style:name="P136" style:parent-style-name="Normal" style:family="paragraph">
      <style:paragraph-properties fo:text-align="start" fo:text-indent="0in"/>
      <style:text-properties style:font-name-complex="Calibri" fo:font-size="12pt" style:font-size-asian="12pt" style:font-size-complex="12pt" fo:language="en" fo:country="US"/>
    </style:style>
    <style:style style:name="P137" style:parent-style-name="Normal" style:family="paragraph">
      <style:paragraph-properties fo:text-align="start" fo:text-indent="0in"/>
      <style:text-properties style:font-name-complex="Calibri" fo:font-size="12pt" style:font-size-asian="12pt" style:font-size-complex="12pt" fo:language="en" fo:country="US"/>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0" style:parent-style-name="Normal" style:family="paragraph">
      <style:paragraph-properties fo:text-align="start" fo:text-indent="0in"/>
    </style:style>
    <style:style style:name="T141" style:parent-style-name="DefaultParagraphFont" style:family="text">
      <style:text-properties style:font-name-complex="Calibri" fo:font-size="12pt" style:font-size-asian="12pt" style:font-size-complex="12pt" fo:language="en" fo:country="US"/>
    </style:style>
    <style:style style:name="T142" style:parent-style-name="DefaultParagraphFont" style:family="text">
      <style:text-properties style:font-name-complex="Calibri" fo:font-size="12pt" style:font-size-asian="12pt" style:font-size-complex="12pt" fo:language="en" fo:country="US"/>
    </style:style>
    <style:style style:name="P143" style:parent-style-name="CommentText" style:family="paragraph">
      <style:paragraph-properties fo:text-align="start" fo:text-indent="0in"/>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T147" style:parent-style-name="DefaultParagraphFont" style:family="text">
      <style:text-properties style:font-name-complex="Calibri" fo:font-size="12pt" style:font-size-asian="12pt" style:font-size-complex="12pt" fo:language="en" fo:country="US"/>
    </style:style>
    <style:style style:name="T148" style:parent-style-name="DefaultParagraphFont" style:family="text">
      <style:text-properties style:font-name-complex="Calibri" fo:font-size="12pt" style:font-size-asian="12pt" style:font-size-complex="12pt" fo:language="en" fo:country="US"/>
    </style:style>
    <style:style style:name="P149" style:parent-style-name="CommentText" style:family="paragraph">
      <style:paragraph-properties fo:text-align="start" fo:text-indent="0in"/>
    </style:style>
    <style:style style:name="T150" style:parent-style-name="DefaultParagraphFont" style:family="text">
      <style:text-properties style:font-name-complex="Calibri" fo:font-size="12pt" style:font-size-asian="12pt" style:font-size-complex="12pt" fo:language="en" fo:country="US"/>
    </style:style>
    <style:style style:name="T151" style:parent-style-name="DefaultParagraphFont" style:family="text">
      <style:text-properties style:font-name-complex="Calibri" fo:font-size="12pt" style:font-size-asian="12pt" style:font-size-complex="12pt" fo:language="en" fo:country="US"/>
    </style:style>
    <style:style style:name="P152" style:parent-style-name="CommentText"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DefaultParagraphFont" style:family="text">
      <style:text-properties style:font-name-complex="Calibri" fo:font-size="12pt" style:font-size-asian="12pt" style:font-size-complex="12pt" fo:language="en" fo:country="US"/>
    </style:style>
    <style:style style:name="P157" style:parent-style-name="Normal" style:family="paragraph">
      <style:paragraph-properties fo:text-align="start" fo:text-indent="0in"/>
      <style:text-properties style:font-name-complex="Calibri" fo:font-size="12pt" style:font-size-asian="12pt" style:font-size-complex="12pt" fo:language="en" fo:country="US"/>
    </style:style>
    <style:style style:name="P1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2" style:parent-style-name="Normal" style:family="paragraph">
      <style:paragraph-properties fo:text-align="start" fo:text-indent="0in"/>
    </style:style>
    <style:style style:name="T1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P16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6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6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7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7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17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7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1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5" style:parent-style-name="Normal" style:family="paragraph">
      <style:paragraph-properties fo:text-align="start" fo:text-indent="0.4916in"/>
      <style:text-properties style:font-name-complex="Calibri" fo:font-size="12pt" style:font-size-asian="12pt" style:font-size-complex="12pt"/>
    </style:style>
    <style:style style:name="P176" style:parent-style-name="Normal" style:family="paragraph">
      <style:paragraph-properties fo:text-align="start" fo:text-indent="0.4916in"/>
      <style:text-properties style:font-name-complex="Calibri" fo:font-size="12pt" style:font-size-asian="12pt" style:font-size-complex="12pt"/>
    </style:style>
    <style:style style:name="P177" style:parent-style-name="Normal" style:family="paragraph">
      <style:paragraph-properties fo:text-align="start" fo:text-indent="0.4916in"/>
      <style:text-properties style:font-name-complex="Calibri" fo:font-size="12pt" style:font-size-asian="12pt" style:font-size-complex="12pt"/>
    </style:style>
    <style:style style:name="P17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79" style:parent-style-name="Normal" style:family="paragraph">
      <style:paragraph-properties fo:text-align="start" fo:text-indent="0.4916in"/>
      <style:text-properties style:font-name-complex="Calibri" fo:font-size="12pt" style:font-size-asian="12pt" style:font-size-complex="12pt"/>
    </style:style>
    <style:style style:name="P18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1" style:parent-style-name="Normal" style:family="paragraph">
      <style:paragraph-properties fo:text-align="start" fo:text-indent="0.4916in"/>
      <style:text-properties style:font-name-complex="Calibri" fo:font-size="12pt" style:font-size-asian="12pt" style:font-size-complex="12pt"/>
    </style:style>
    <style:style style:name="P18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3" style:parent-style-name="Normal" style:family="paragraph">
      <style:paragraph-properties fo:text-align="start" fo:text-indent="0.4916in"/>
      <style:text-properties style:font-name-complex="Calibri" fo:font-size="12pt" style:font-size-asian="12pt" style:font-size-complex="12pt"/>
    </style:style>
    <style:style style:name="P18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6" style:parent-style-name="Normal" style:family="paragraph">
      <style:paragraph-properties fo:text-align="start" fo:text-indent="0.4916in"/>
    </style:style>
    <style:style style:name="T187" style:parent-style-name="DefaultParagraphFont" style:family="text">
      <style:text-properties style:font-name-complex="Calibri" fo:font-size="12pt" style:font-size-asian="12pt" style:font-size-complex="12pt"/>
    </style:style>
    <style:style style:name="P18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89" style:parent-style-name="Normal" style:family="paragraph">
      <style:paragraph-properties fo:text-align="start" fo:text-indent="0.4916in"/>
      <style:text-properties style:font-name-complex="Calibri" fo:font-size="12pt" style:font-size-asian="12pt" style:font-size-complex="12pt"/>
    </style:style>
    <style:style style:name="P190" style:parent-style-name="Normal" style:family="paragraph">
      <style:paragraph-properties fo:text-align="start" fo:text-indent="0.4916in"/>
      <style:text-properties style:font-name-complex="Calibri" fo:font-size="12pt" style:font-size-asian="12pt" style:font-size-complex="12pt"/>
    </style:style>
    <style:style style:name="P19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92" style:parent-style-name="Normal" style:family="paragraph">
      <style:paragraph-properties fo:text-align="start" fo:text-indent="0.4916in"/>
      <style:text-properties style:font-name-complex="Calibri" fo:font-size="12pt" style:font-size-asian="12pt" style:font-size-complex="12pt"/>
    </style:style>
    <style:style style:name="P1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4" style:parent-style-name="Normal" style:family="paragraph">
      <style:paragraph-properties fo:text-align="start" fo:text-indent="0in"/>
      <style:text-properties style:font-name-complex="Calibri" fo:font-size="12pt" style:font-size-asian="12pt" style:font-size-complex="12pt" fo:language="en" fo:country="US"/>
    </style:style>
    <style:style style:name="P1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6" style:parent-style-name="Normal" style:family="paragraph">
      <style:paragraph-properties fo:text-align="start" fo:text-indent="0in"/>
      <style:text-properties style:font-name-complex="Calibri" fo:font-size="12pt" style:font-size-asian="12pt" style:font-size-complex="12pt" fo:language="en" fo:country="US"/>
    </style:style>
    <style:style style:name="P197" style:parent-style-name="Normal" style:family="paragraph">
      <style:paragraph-properties fo:text-align="start" fo:text-indent="0in"/>
      <style:text-properties style:font-name-complex="Calibri" fo:font-size="12pt" style:font-size-asian="12pt" style:font-size-complex="12pt" fo:language="en" fo:country="US"/>
    </style:style>
    <style:style style:name="P198" style:parent-style-name="Normal" style:family="paragraph">
      <style:paragraph-properties fo:text-align="start" fo:text-indent="0in"/>
      <style:text-properties style:font-name-complex="Calibri" fo:font-size="12pt" style:font-size-asian="12pt" style:font-size-complex="12pt" fo:language="en" fo:country="US"/>
    </style:style>
    <style:style style:name="P199" style:parent-style-name="Normal" style:family="paragraph">
      <style:paragraph-properties fo:text-align="start" fo:text-indent="0in"/>
      <style:text-properties style:font-name-complex="Calibri" fo:font-size="12pt" style:font-size-asian="12pt" style:font-size-complex="12pt" fo:language="en" fo:country="US"/>
    </style:style>
    <style:style style:name="P200" style:parent-style-name="Normal" style:family="paragraph">
      <style:paragraph-properties fo:text-align="start" fo:text-indent="0in"/>
      <style:text-properties style:font-name-complex="Calibri" fo:font-size="12pt" style:font-size-asian="12pt" style:font-size-complex="12pt" fo:language="en" fo:country="US"/>
    </style:style>
    <style:style style:name="P201" style:parent-style-name="Normal" style:family="paragraph">
      <style:paragraph-properties fo:text-align="start" fo:text-indent="0in"/>
      <style:text-properties style:font-name-complex="Calibri" fo:font-size="12pt" style:font-size-asian="12pt" style:font-size-complex="12pt" fo:language="en" fo:country="US"/>
    </style:style>
    <style:style style:name="P20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04" style:parent-style-name="Normal" style:family="paragraph">
      <style:paragraph-properties fo:text-align="start" fo:text-indent="0in"/>
      <style:text-properties style:font-name-complex="Calibri" fo:font-size="12pt" style:font-size-asian="12pt" style:font-size-complex="12pt" fo:language="en" fo:country="US"/>
    </style:style>
    <style:style style:name="P205" style:parent-style-name="Normal" style:family="paragraph">
      <style:paragraph-properties fo:text-align="start" fo:text-indent="0in"/>
      <style:text-properties style:font-name-complex="Calibri" fo:font-size="12pt" style:font-size-asian="12pt" style:font-size-complex="12pt" fo:language="en" fo:country="US"/>
    </style:style>
    <style:style style:name="P206" style:parent-style-name="Normal" style:family="paragraph">
      <style:paragraph-properties fo:text-align="start" fo:text-indent="0in"/>
      <style:text-properties style:font-name-complex="Calibri" fo:font-size="12pt" style:font-size-asian="12pt" style:font-size-complex="12pt" fo:language="en" fo:country="US"/>
    </style:style>
    <style:style style:name="P207" style:parent-style-name="Normal" style:family="paragraph">
      <style:paragraph-properties fo:text-align="start" fo:text-indent="0in"/>
      <style:text-properties style:font-name-complex="Calibri" fo:font-size="12pt" style:font-size-asian="12pt" style:font-size-complex="12pt" fo:language="en" fo:country="US"/>
    </style:style>
    <style:style style:name="P208" style:parent-style-name="Normal" style:family="paragraph">
      <style:paragraph-properties fo:text-align="start" fo:text-indent="0in"/>
      <style:text-properties style:font-name-complex="Calibri" fo:font-size="12pt" style:font-size-asian="12pt" style:font-size-complex="12pt" fo:language="en" fo:country="US"/>
    </style:style>
    <style:style style:name="P209" style:parent-style-name="Normal" style:family="paragraph">
      <style:paragraph-properties fo:text-align="start" fo:text-indent="0in"/>
      <style:text-properties style:font-name-complex="Calibri" fo:font-size="12pt" style:font-size-asian="12pt" style:font-size-complex="12pt" fo:language="en" fo:country="US"/>
    </style:style>
    <style:style style:name="P210" style:parent-style-name="Normal" style:family="paragraph">
      <style:paragraph-properties fo:text-align="start" fo:text-indent="0in"/>
      <style:text-properties style:font-name-complex="Calibri" fo:font-size="12pt" style:font-size-asian="12pt" style:font-size-complex="12pt" fo:language="en" fo:country="US"/>
    </style:style>
    <style:style style:name="P211" style:parent-style-name="Normal" style:family="paragraph">
      <style:paragraph-properties fo:text-align="start" fo:text-indent="0in"/>
      <style:text-properties style:font-name-complex="Calibri" fo:font-size="12pt" style:font-size-asian="12pt" style:font-size-complex="12pt" fo:language="en" fo:country="US"/>
    </style:style>
    <style:style style:name="P2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size="12pt" style:font-size-asian="12pt" style:font-size-complex="12pt" fo:language="en" fo:country="US"/>
    </style:style>
    <style:style style:name="P215" style:parent-style-name="Normal" style:family="paragraph">
      <style:paragraph-properties fo:text-align="start" fo:text-indent="0in"/>
      <style:text-properties style:font-name-complex="Calibri" fo:font-size="12pt" style:font-size-asian="12pt" style:font-size-complex="12pt" fo:language="en" fo:country="US"/>
    </style:style>
    <style:style style:name="P2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align="start" fo:text-indent="0in"/>
      <style:text-properties style:font-name-complex="Calibri" fo:font-size="12pt" style:font-size-asian="12pt" style:font-size-complex="12pt" fo:language="en" fo:country="US"/>
    </style:style>
    <style:style style:name="P220" style:parent-style-name="Normal" style:family="paragraph">
      <style:paragraph-properties fo:text-align="start" fo:text-indent="0in"/>
      <style:text-properties style:font-name-complex="Calibri" fo:font-size="12pt" style:font-size-asian="12pt" style:font-size-complex="12pt" fo:language="en" fo:country="US"/>
    </style:style>
    <style:style style:name="P2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2" style:parent-style-name="Normal" style:family="paragraph">
      <style:paragraph-properties fo:text-align="start" fo:text-indent="0in"/>
      <style:text-properties style:font-name-complex="Calibri" fo:font-size="12pt" style:font-size-asian="12pt" style:font-size-complex="12pt" fo:language="en" fo:country="US"/>
    </style:style>
    <style:style style:name="P223" style:parent-style-name="Normal" style:family="paragraph">
      <style:paragraph-properties fo:text-align="start" fo:text-indent="0in"/>
      <style:text-properties style:font-name-complex="Calibri" fo:font-size="12pt" style:font-size-asian="12pt" style:font-size-complex="12pt" fo:language="en" fo:country="US"/>
    </style:style>
    <style:style style:name="P224" style:parent-style-name="Normal" style:family="paragraph">
      <style:paragraph-properties fo:text-align="start" fo:text-indent="0in"/>
      <style:text-properties style:font-name-complex="Calibri" fo:font-size="12pt" style:font-size-asian="12pt" style:font-size-complex="12pt" fo:language="en" fo:country="US"/>
    </style:style>
    <style:style style:name="P225" style:parent-style-name="Normal" style:family="paragraph">
      <style:paragraph-properties fo:text-align="start" fo:text-indent="0in"/>
      <style:text-properties style:font-name-complex="Calibri" fo:font-size="12pt" style:font-size-asian="12pt" style:font-size-complex="12pt" fo:language="en" fo:country="US"/>
    </style:style>
    <style:style style:name="P226" style:parent-style-name="Normal" style:family="paragraph">
      <style:paragraph-properties fo:text-align="start" fo:text-indent="0in"/>
      <style:text-properties style:font-name-complex="Calibri" fo:font-size="12pt" style:font-size-asian="12pt" style:font-size-complex="12pt" fo:language="en" fo:country="US"/>
    </style:style>
    <style:style style:name="P22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28" style:parent-style-name="Normal" style:family="paragraph">
      <style:paragraph-properties fo:text-align="start" fo:text-indent="0in"/>
      <style:text-properties style:font-name-complex="Calibri" fo:font-size="12pt" style:font-size-asian="12pt" style:font-size-complex="12pt" fo:language="en" fo:country="US"/>
    </style:style>
    <style:style style:name="P229" style:parent-style-name="Normal" style:family="paragraph">
      <style:paragraph-properties fo:text-align="start" fo:text-indent="0in"/>
    </style:style>
    <style:style style:name="T230" style:parent-style-name="DefaultParagraphFont" style:family="text">
      <style:text-properties style:font-name-complex="Calibri" fo:font-size="12pt" style:font-size-asian="12pt" style:font-size-complex="12pt" fo:language="en" fo:country="US"/>
    </style:style>
    <style:style style:name="T231" style:parent-style-name="DefaultParagraphFont" style:family="text">
      <style:text-properties style:font-name-complex="Calibri" fo:font-size="12pt" style:font-size-asian="12pt" style:font-size-complex="12pt" fo:language="en" fo:country="US"/>
    </style:style>
    <style:style style:name="P232" style:parent-style-name="CommentText" style:family="paragraph">
      <style:paragraph-properties fo:text-align="start" fo:text-indent="0in"/>
    </style:style>
    <style:style style:name="T233" style:parent-style-name="DefaultParagraphFont" style:family="text">
      <style:text-properties fo:font-size="12pt" style:font-size-asian="12pt" style:font-size-complex="12pt" fo:language="en" fo:country="US"/>
    </style:style>
    <style:style style:name="T234" style:parent-style-name="DefaultParagraphFont" style:family="text">
      <style:text-properties fo:font-size="12pt" style:font-size-asian="12pt" style:font-size-complex="12pt" fo:language="en" fo:country="US"/>
    </style:style>
    <style:style style:name="P2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36" style:parent-style-name="Normal" style:family="paragraph">
      <style:paragraph-properties fo:text-align="start" fo:text-indent="0in"/>
      <style:text-properties style:font-name-complex="Calibri" fo:font-size="12pt" style:font-size-asian="12pt" style:font-size-complex="12pt" fo:language="en" fo:country="US"/>
    </style:style>
    <style:style style:name="P237" style:parent-style-name="Normal" style:family="paragraph">
      <style:paragraph-properties fo:text-align="start" fo:text-indent="0in"/>
      <style:text-properties style:font-name-complex="Calibri" fo:font-size="12pt" style:font-size-asian="12pt" style:font-size-complex="12pt" fo:language="en" fo:country="US"/>
    </style:style>
    <style:style style:name="P238" style:parent-style-name="Normal" style:family="paragraph">
      <style:paragraph-properties fo:text-align="start" fo:text-indent="0in"/>
      <style:text-properties style:font-name-complex="Calibri" fo:font-size="12pt" style:font-size-asian="12pt" style:font-size-complex="12pt" fo:language="en" fo:country="US"/>
    </style:style>
    <style:style style:name="P239" style:parent-style-name="Normal" style:family="paragraph">
      <style:paragraph-properties fo:text-align="start" fo:text-indent="0in"/>
      <style:text-properties style:font-name-complex="Calibri" fo:font-size="12pt" style:font-size-asian="12pt" style:font-size-complex="12pt" fo:language="en" fo:country="US"/>
    </style:style>
    <style:style style:name="P2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1" style:parent-style-name="Normal" style:family="paragraph">
      <style:paragraph-properties fo:text-align="start" fo:text-indent="0in"/>
      <style:text-properties style:font-name-complex="Calibri" fo:font-size="12pt" style:font-size-asian="12pt" style:font-size-complex="12pt" fo:language="en" fo:country="US"/>
    </style:style>
    <style:style style:name="P242" style:parent-style-name="Normal" style:family="paragraph">
      <style:paragraph-properties fo:text-align="start" fo:text-indent="0in"/>
      <style:text-properties style:font-name-complex="Calibri" fo:font-size="12pt" style:font-size-asian="12pt" style:font-size-complex="12pt" fo:language="en" fo:country="US"/>
    </style:style>
    <style:style style:name="P243" style:parent-style-name="Normal" style:family="paragraph">
      <style:paragraph-properties fo:text-align="start" fo:text-indent="0in"/>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45"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text:span text:style-name="T28">The Pittsburgh Sleep Quality Index (</text:span><text:span text:style-name="T29">PSQI), developed by<text:s/></text:span><text:span text:style-name="T30">Buys</text:span><text:span text:style-name="T31">s</text:span><text:span text:style-name="T32">e</text:span><text:span text:style-name="T33">, Reynolds, Monk, Berman, and Kupfer</text:span><text:span text:style-name="T34"><text:s/>in 1988</text:span><text:span text:style-name="T35"><text:s/>is a</text:span><text:span text:style-name="T36"><text:s/>self-rated questionnaire that assesses sleep quality and disturbance over the past month. The PSQI is the most commonly used sleep health assessment tool in both clinical and research settings.<text:s/></text:span><text:span text:style-name="T37">Its reliability and validity have been co</text:span><text:span text:style-name="T38">nsistently demonstrated in multiple studies</text:span><text:span text:style-name="T39"><text:s/>(Carpenter &amp; Andrykowski, 1998; Manzar et al., 2018; Mollayeva et al., 2016).</text:span><text:span text:style-name="T40"><text:s/>The questionnaire consists of 24 items in total, 19 of which are self-reported by the patient and 5 of which require input from a room or bed partner. O</text:span><text:span text:style-name="T41">nly the<text:s/></text:span><text:span text:style-name="T42">19<text:s/></text:span><text:span text:style-name="T43">self-reported items are used</text:span><text:span text:style-name="T44"><text:s/>for<text:s/></text:span><text:span text:style-name="T45">the quantitative evaluation of sleep quality, as perceived by the patient (Buysse et al., 1989</text:span><text:span text:style-name="T46">;<text:s/></text:span><text:span text:style-name="T47">Manzar et al., 2018).</text:span><text:span text:style-name="T48"><text:s/></text:span><text:span text:style-name="T49">The response formats</text:span><text:span text:style-name="T50"><text:s/>across the items vary</text:span><text:span text:style-name="T51">,<text:s/></text:span><text:span text:style-name="T52">including<text:s/></text:span><text:span text:style-name="T53">the recording of usual bed and wake times, number of hours slept, minutes taken to fall asleep, as well as forced-choice Likert-type responses (Buysse et al., 1989).</text:span><text:span text:style-name="T54"><text:s/>The items are categorized into seven components, which are<text:s/></text:span><text:span text:style-name="T55">sleep quality, sleep latency, sleep duration, habitual sleep efficiency, sleep disturbance, use of sleeping medications, and daytime dysfunction</text:span><text:span text:style-name="T56">, for each component given a score. Together, these component scores generate a global sleep quality score ranging from 0 to 21, with scores &gt;5 indicating poor sleep quality (</text:span><text:span text:style-name="T57">Buysse et al., 1989; Hinz et al., 2017).</text:span><text:span text:style-name="T58"><text:s/></text:span></text:p>
      <text:p text:style-name="P59"/>
      <text:p text:style-name="P60"><text:tab/>HADS</text:p>
      <text:p text:style-name="P61"><text:span text:style-name="T62">The<text:s/></text:span><text:span text:style-name="T63">self-assessment<text:s/></text:span><text:span text:style-name="T64">Hospital Anxiety and<text:s/></text:span><text:span text:style-name="T65">Depression Scale (HADS) was originally developed by<text:s/></text:span><text:span text:style-name="T66">Zigmond &amp; Snaith</text:span><text:span text:style-name="T67"><text:s/>in</text:span><text:span text:style-name="T68"><text:s/></text:span><text:span text:style-name="T69"><office:annotation office:name="1" xml:id="1966138476"><dc:creator>Janka Hauffe</dc:creator><dc:date>2024-08-21T12:06:00</dc:date><meta:creator-initials>JH</meta:creator-initials><text:p text:style-name="P70">Dann muss ich das doch am Ende des Satzes nicht mehr in Klammern zitieren!?</text:p></office:annotation>1983</text:span><text:span text:style-name="T71"><text:s/>to<text:s/></text:span><text:span text:style-name="CommentReference"><office:annotation-end office:name="1"/></text:span><text:span text:style-name="T72">identify the presence of anxiety and depression states among patients in nonpsychiatric hospital clinics.</text:span><text:span text:style-name="T73"><text:s/></text:span><text:span text:style-name="T74">HADS is<text:s/></text:span><text:span text:style-name="T75">an extensively</text:span><text:span text:style-name="T76"><text:s/>used</text:span><text:span text:style-name="T77">,</text:span><text:span text:style-name="T78"><text:s/>reliable, and valid instrument<text:s/></text:span><text:span text:style-name="T79">to measure anxiety and depression,<text:s/></text:span><text:span text:style-name="T80">not only in psychiatric, and clinical patients (Herrmann, 1997) but in general populations (Bjelland, Dahl, Haug &amp; Neckelmann, 2002</text:span><text:span text:style-name="T81">; Herrero et al., 2003; Spinhoven et al., 1997</text:span><text:span text:style-name="T82">).<text:s/></text:span><text:span text:style-name="T83">The scale consists of 14 items, divided into a 7-item anxiety</text:span><text:span text:style-name="T84"><text:s/>(HADS-A)</text:span><text:span text:style-name="T85">, and a 7-item depression subscale</text:span><text:span text:style-name="T86"><text:s/>(HADS-D). Both subscales<text:s/></text:span><text:soft-page-break/><text:span text:style-name="T87">are rated on a four-point Likert scale, giving subscale scores ranging from 0 to 21</text:span><text:span text:style-name="T88"><text:s/>(</text:span><text:span text:style-name="T89">Zigmond &amp; Snaith</text:span><text:span text:style-name="T90">, 1983)</text:span><text:span text:style-name="T91">. There is no<text:s/></text:span><text:span text:style-name="T92">universally accepted</text:span><text:span text:style-name="T93"><text:s/>cut-off score<text:s/></text:span><text:span text:style-name="T94"><office:annotation office:name="2" xml:id="1702582464"><dc:creator>Janka Hauffe</dc:creator><dc:date>2024-08-21T14:42:00</dc:date><meta:creator-initials>JH</meta:creator-initials><text:p text:style-name="P95"><text:s/>Though in some</text:p><text:p text:style-name="P96">studies the original cut-off scores (8+ and 11+) failed to be optimal,</text:p><text:p text:style-name="P97">until now there is no convention concerning the use of other cut-offs.<text:line-break/>- Hinz &amp; Brähler 2011</text:p></office:annotation><office:annotation office:name="3" xml:id="357462382"><dc:creator>Janka Hauffe</dc:creator><dc:date>2024-08-21T14:43:00</dc:date><meta:creator-initials>JH</meta:creator-initials><text:p text:style-name="P98">Symptoms</text:p><text:p text:style-name="P99">relating also to physical disorder, such as dizziness, headache or</text:p><text:p text:style-name="P100">insomnia were not included</text:p></office:annotation>for the<text:s/></text:span><text:span text:style-name="CommentReference"><office:annotation-end office:name="2"/></text:span><text:span text:style-name="CommentReference"><office:annotation-end office:name="3"/></text:span><text:span text:style-name="T101">HADS (Herrero et al., 2003</text:span><text:span text:style-name="T102">; Spinhoven et al., 1997</text:span><text:span text:style-name="T103">).</text:span><text:span text:style-name="T104"><text:s/>In this study, the cut-off<text:s/></text:span><text:span text:style-name="T105">point</text:span><text:span text:style-name="T106"><text:s/>was set to eight,</text:span><text:span text:style-name="T107"><text:s/>indicating<text:s/></text:span><text:span text:style-name="T108">elevated</text:span><text:span text:style-name="T109">/caseness</text:span><text:span text:style-name="T110"><text:s/>anxiety and depression</text:span><text:span text:style-name="T111"><text:s/>for scores ≥8,<text:s/></text:span><text:span text:style-name="T112">following the recommendations by</text:span><text:span text:style-name="T113"><text:s/>Zigmond and Snaith (1983), as well as Bjelland</text:span><text:span text:style-name="T114"><text:s/>et al.</text:span><text:span text:style-name="T115"><text:s/>(200</text:span><text:span text:style-name="T116">2</text:span><text:span text:style-name="T117">) and Herrero et al. (2003)</text:span><text:span text:style-name="T118">.</text:span><text:span text:style-name="T119"><text:s/></text:span><text:span text:style-name="T120">The questionnaire assesses anxiety and depression symptoms during the past week, excluding symptoms also related to physical disorders,<text:s/></text:span><text:span text:style-name="T121">e.g.,</text:span><text:span text:style-name="T122"><text:s/>headache, dizziness</text:span><text:span text:style-name="T123">,</text:span><text:span text:style-name="T124"><text:s/>or insomnia (Bjelland et al., 2002; Hinz &amp; Braehler, 2011; Zigmond &amp; Snaith, 1983</text:span><text:span text:style-name="T125">)</text:span><text:span text:style-name="T126">.</text:span></text:p>
      <text:p text:style-name="P127"/>
      <text:p text:style-name="P128"><text:span text:style-name="T129">Zigmond and Snaith (1983), as well as Bjelland, Dahl, Haug, and Neckelmann (2001) and Herrero et al. (2003)<text:s/></text:span><text:span text:style-name="T130">recomm</text:span><text:span text:style-name="T131"><office:annotation office:name="4" xml:id="879541063"><dc:creator>Janka Hauffe</dc:creator><dc:date>2024-08-21T12:44:00</dc:date><meta:creator-initials>JH</meta:creator-initials><text:p text:style-name="P132">Zeitform</text:p></office:annotation>ende</text:span><text:span text:style-name="CommentReference"><office:annotation-end office:name="4"/></text:span><text:span text:style-name="T133">d a cut-off score of 8 for both subscales,while a score of ≥8 indicat</text:span><text:span text:style-name="T134">es</text:span><text:span text:style-name="T135"><text:s/>caseness.<text:s/></text:span></text:p>
      <text:p text:style-name="P136"/>
      <text:p text:style-name="P137">(Bjelland, Dahl, Haug &amp; Neckelmann, 2001)<text:s/></text:p>
      <text:p text:style-name="P138">In this study the German Version (HADS-D) of the scale was used.<text:s/></text:p>
      <text:p text:style-name="P139"><text:tab/>FACIT-F</text:p>
      <text:p text:style-name="P140"><text:span text:style-name="T141">The 13-item<text:s/></text:span><text:span text:style-name="T142"><office:annotation office:name="5" xml:id="2070944078"><dc:creator>Janka Hauffe</dc:creator><dc:date>2024-08-21T08:33:00</dc:date><meta:creator-initials>JH</meta:creator-initials><text:p text:style-name="P143">Time interval (one week)</text:p></office:annotation>Functional Assessment<text:s/></text:span><text:span text:style-name="CommentReference"><office:annotation-end office:name="5"/></text:span><text:span text:style-name="T144">of Chronic Illness Therapy (FACIT)-Fatigue Scale (Version 4)</text:span><text:span text:style-name="T145"><office:annotation office:name="6" xml:id="1334894810"><dc:creator>Janka Hauffe</dc:creator><dc:date>2024-07-27T10:36:00</dc:date><meta:creator-initials>JH</meta:creator-initials><text:p text:style-name="P146">Or maybe literature already here? And then maybe again after cancer-related fatigue!?</text:p></office:annotation><text:s/></text:span><text:span text:style-name="CommentReference"><office:annotation-end office:name="6"/></text:span><text:span text:style-name="T147">was used to assess self-reported fatigue and its impact on daily activities and functions (Cella, Lai, Chang, Peterman &amp; Slavin, 2002; Yellen et al., 1997). While it was originally developed for cancer-related fatigue (Cella et al., 2002;<text:s/></text:span><text:span text:style-name="T148"><office:annotation office:name="7" xml:id="1092818260"><dc:creator>Janka Hauffe</dc:creator><dc:date>2024-07-27T10:35:00</dc:date><meta:creator-initials>JH</meta:creator-initials><text:p text:style-name="P149">Again literature here? Not quite sure where exactly it should be</text:p></office:annotation>Yellen et al., 1997),<text:s/></text:span><text:span text:style-name="CommentReference"><office:annotation-end office:name="7"/></text:span><text:span text:style-name="T150">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text:s/></text:span><text:span text:style-name="T151"><office:annotation office:name="8" xml:id="1096330583"><dc:creator>Janka Hauffe</dc:creator><dc:date>2024-07-27T09:35:00</dc:date><meta:creator-initials>JH</meta:creator-initials><text:p text:style-name="P152">Again „uses“ maybe there is a better/other word I could use instead</text:p></office:annotation>uses</text:span><text:span text:style-name="CommentReference"><office:annotation-end office:name="8"/></text:span><text:span text:style-name="T153"><text:s/>a five-point Likert scale, with total scores ranging from 0 (severe fatigue) to 52 (no fatigue)</text:span><text:span text:style-name="T154"><office:annotation office:name="9" xml:id="543974313"><dc:creator>Janka Hauffe</dc:creator><dc:date>2024-07-27T10:53:00</dc:date><meta:creator-initials>JH</meta:creator-initials><text:p text:style-name="P155">Do I need to mention the literature here again?</text:p></office:annotation>.</text:span><text:span text:style-name="CommentReference"><office:annotation-end office:name="9"/></text:span><text:span text:style-name="T156"><text:s/>Based on general population data, scores ≤30 indicate clinically significant fatigue (Piper &amp; Cella, 2010).</text:span></text:p>
      <text:p text:style-name="P157"/>
      <text:p text:style-name="P158">Subject</text:p>
      <text:p text:style-name="P159">In total 79 participants were tested in the experiment.<text:s/></text:p>
      <text:p text:style-name="P160">How many with PCS and without PCS? Age in total, in these two groups (youngest, oldest also relevant?. Inclusion criteria (here or where?). Gender all, in those two groups. <text:s/></text:p>
      <text:p text:style-name="P161">Cluster analysis</text:p>
      <text:soft-page-break/>
      <text:p text:style-name="P162"><text:span text:style-name="T163"><text:tab/>Goal of cluster analysis<text:s/></text:span><text:span text:style-name="T164">(here or introduction?)</text:span></text:p>
      <text:p text:style-name="P165">Ausgewählte Variablen</text:p>
      <text:p text:style-name="P166">At first, all cognitive data, after reduced to tmt and pvt, why?<text:s/></text:p>
      <text:p text:style-name="P167">Only include if good reason to think they will define the clusters</text:p>
      <text:p text:style-name="P168">Irrelevant or masking variables should be excluded if possible</text:p>
      <text:p text:style-name="P169">At first n-back included, later excluded since<text:line-break/><text:tab/>MoCA excluded, since ..<text:s/></text:p>
      <text:p text:style-name="P170">Missing values were excluded (the participant was excluded if one missing value in rte, pvt or n-back task.)</text:p>
      <text:p text:style-name="P171">Ausgewählte Objekte</text:p>
      <text:p text:style-name="P172">All participants, some where excluded due to missing data or didn’t understand n-back Task<text:s/></text:p>
      <text:p text:style-name="P173">How many objects/participants left?</text:p>
      <text:p text:style-name="P174">Gegebenenfalls die eingesetzten Datentransformationen</text:p>
      <text:p text:style-name="P175">z-transformation</text:p>
      <text:p text:style-name="P176">standardisation<text:s/></text:p>
      <text:p text:style-name="P177">winsorizing<text:s/></text:p>
      <text:p text:style-name="P178">Gewählte (Un-)Ähnlichkeitsmaß</text:p>
      <text:p text:style-name="P179">Quadrierte(?) euklidische Distanzmaß<text:s/></text:p>
      <text:p text:style-name="P180">Ausgewählte Verfahren (genaue Bezeichnung)</text:p>
      <text:p text:style-name="P181">Ward-method<text:s/></text:p>
      <text:p text:style-name="P182">Eingesetzes Computerprogramm (inkl. Versionsnummer)</text:p>
      <text:p text:style-name="P183">R<text:s/></text:p>
      <text:p text:style-name="P184">Technische Voreinstellungen</text:p>
      <text:p text:style-name="P185">Verwendete Kriterien zur Bestimmung der Clusteranzahl</text:p>
      <text:p text:style-name="P186"><text:span text:style-name="T187">Inhaltlich, da zwei verschiedene Gruppen. Later 4 because of k-means<text:s/></text:span></text:p>
      <text:p text:style-name="P188">Durchgeführte Stabilitätsprüfung</text:p>
      <text:p text:style-name="P189">Für ausgewählze Clusteranzahl noch drei weitere Analysen mit dem Complete-, Single- und Weighted-Average-Linkage gerechnet. Die Übereinstimmung wurde mittels des adjustierten Randindex (Hubert und Arabie 1985) beurteilt.<text:s/></text:p>
      <text:p text:style-name="P190">Auch: Wechsel des Algorithmus und Veränderung Gruppenzahl (Ein Cluster bleibt gleich)</text:p>
      <text:soft-page-break/>
      <text:p text:style-name="P191">Durchgeführte Validitätsprüfung<text:s/></text:p>
      <text:p text:style-name="P192">Zur Validitätsprüfung wurde auf Variablen Z1, Z2 usw. zurückgeriffen</text:p>
      <text:p text:style-name="P193">EEG Recording and Analysis</text:p>
      <text:p text:style-name="P194">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95">Recording characteristics and instruments</text:p>
      <text:p text:style-name="P196">- Describe type of EEG sensor, including make and model</text:p>
      <text:p text:style-name="P197">- All sensor locations are specified, including reference electrode(s) for EEG</text:p>
      <text:p text:style-name="P198">- Sampling rate is indicated</text:p>
      <text:p text:style-name="P199">- Online filters are described, specifying the type of filter and including roll-off and cut-off parameters (in dB, or by indicating whether the cut-off represents half-power/half amplitude)</text:p>
      <text:p text:style-name="P200">- Amplifier characteristics are described</text:p>
      <text:p text:style-name="P201">- Electrode impedance or similar information is provided</text:p>
      <text:p text:style-name="P202">Preprocessing</text:p>
      <text:p text:style-name="P203">Description of data preprocessing steps</text:p>
      <text:p text:style-name="P204">- Order of all data preprocessing steps is included</text:p>
      <text:p text:style-name="P205">- Rereferencing procedures are specified, including the location of all sensors contributing to the new reference</text:p>
      <text:p text:style-name="P206">- Method of interpolation is described<text:s/></text:p>
      <text:p text:style-name="P207">- Segmentation procedures are described, including epoch length and baseline removal time period</text:p>
      <text:p text:style-name="P208">- Artifact rejection procedures are described, including the type and proportion of artifacts rejected</text:p>
      <text:p text:style-name="P209">- Artifact correction procedures are described, including the procedure used to identify artifacts, the number of components removed, and whether they were performed with all subjects<text:s/></text:p>
      <text:soft-page-break/>
      <text:p text:style-name="P210">- Offline filters are described, specifying the type of filter and including roll-off and cut-off parameters (in dB, or by indicating wether the cut-off represents half-power/half amplitude)</text:p>
      <text:p text:style-name="P211">- Number of trials used for averaging is described, reporting the number of trials in each condition and each group of subjects. This should include both the mean number of trials in each cell and the range of trials included</text:p>
      <text:p text:style-name="P212">Measurement procedures</text:p>
      <text:p text:style-name="P213">- Measurement procedures are described, including the measurement technique (e.g. mean amplitude), the time window and baseline period, sensor sites, etc.<text:s/></text:p>
      <text:p text:style-name="P214">- An a priori rationale is given for the selection of time windows, electrode sites, etc.</text:p>
      <text:p text:style-name="P215">- Both descriptive and inferential statistics are included</text:p>
      <text:p text:style-name="P216">Statistical analysis</text:p>
      <text:p text:style-name="P217">- Appropriate correction for any violation of model assumptions is implemented and described (e.g. Greenhouse-Geisser, Huynh-Feldt, or similar adjustment)</text:p>
      <text:p text:style-name="P218">- The statistical model and procedures are described and results are reported with test statistics, in addition to p-values</text:p>
      <text:p text:style-name="P219">- An appropriate adjustment is performed for multiple comparisons</text:p>
      <text:p text:style-name="P220">- If permutation or similar techniques are applied, the number of permutations is indicated with the method used to identify a threshold for significance</text:p>
      <text:p text:style-name="P221">Independent component analysis (ICA)</text:p>
      <text:p text:style-name="P222">- The structure of the EEG data submitted to ICA is described</text:p>
      <text:p text:style-name="P223">- ICA algorithm is described</text:p>
      <text:p text:style-name="P224">- Preprocessing procedures, including filtering, detrending, artifact rejection, etc., are described</text:p>
      <text:p text:style-name="P225">- The information used for component interpretation and clustering is described</text:p>
      <text:p text:style-name="P226">- The number of components removed (or retained) per subject is described</text:p>
      <text:p text:style-name="P227">There is also a checklist for spectral analyses (important for me?)</text:p>
      <text:p text:style-name="P228"/>
      <text:p text:style-name="P229"><text:span text:style-name="T230">Data preprocessing was performed using the FieldTrip toolbox (Fieldtrip-20240504; Oostenveld, Fries, Maris &amp; Schoffelen, 2011) and the EEGLab toolbox (v2024.0; Delorme &amp; Makeig, 2004) in Matlab (</text:span><text:span text:style-name="T231"><office:annotation office:name="10" xml:id="553263756"><dc:creator>Janka Hauffe</dc:creator><dc:date>2024-07-27T11:53:00</dc:date><meta:creator-initials>JH</meta:creator-initials><text:p text:style-name="P232">How to cite that correctly?</text:p></office:annotation>v24.1.0.2578822 (R2024a) Mathworks Inc., 2024,<text:s/></text:span><text:span text:style-name="T233">MathWorks® https://de.mathworks.com)</text:span><text:span text:style-name="CommentReference"><office:annotation-end office:name="10"/></text:span><text:span text:style-name="T234">.</text:span></text:p>
      <text:p text:style-name="P235">Filtering and Resampling</text:p>
      <text:soft-page-break/>
      <text:p text:style-name="P236">Highpass filtering: cutoff frequency of 0.1 Hz -&gt; Why?</text:p>
      <text:p text:style-name="P237">Data resampled to 250 Hz -&gt; Why?</text:p>
      <text:p text:style-name="P238">Lowpass filtering: cutoff frequency of 45 Hz -&gt; Why? Was applied to eliminate line noise (50 Hz)</text:p>
      <text:p text:style-name="P239">Re-referencing: To the average across channels to remove the influence of the reference electrode.</text:p>
      <text:p text:style-name="P240">Artifact Removal</text:p>
      <text:p text:style-name="P241">Convert data into EEGLAB structure (important to mention?) -&gt; BC-128-pass-lay.loc<text:s/></text:p>
      <text:p text:style-name="P242">Initial cleaning was performed to exclude significant/big artifacts.<text:s/></text:p>
      <text:p text:style-name="P243">Independent Component Analysis (ICA) -&gt; Decompose data into independent components, which helps to identify and separate artifacts from brain activity (?) Channels 31 and 32 removed (Eye movement)</text:p>
      <text:p text:style-name="P244">Epoch length and number</text:p>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12:57:00Z</dc:date>
    <meta:template xlink:href="Normal.dotm" xlink:type="simple"/>
    <meta:editing-cycles>51</meta:editing-cycles>
    <meta:editing-duration>PT0S</meta:editing-duration>
    <meta:user-defined meta:name="GrammarlyDocumentId">8aae616a-024f-4016-9886-9149baed4a93</meta:user-defined>
    <meta:document-statistic meta:page-count="7" meta:paragraph-count="125" meta:word-count="1770" meta:character-count="11952" meta:row-count="206" meta:non-whitespace-character-count="10307"/>
  </office:meta>
</office:document-meta>
</file>